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A90000371F0000176DE2F33E08.svm"/>
  <manifest:file-entry manifest:media-type="" manifest:full-path="Pictures/2000024D0000371F0000176DF578CD7E.svm"/>
  <manifest:file-entry manifest:media-type="" manifest:full-path="Pictures/20000A4B0000371F0000176DD61AD1E9.svm"/>
  <manifest:file-entry manifest:media-type="" manifest:full-path="Pictures/200002FB0000371F0000176DEF1F7B6E.svm"/>
  <manifest:file-entry manifest:media-type="" manifest:full-path="Pictures/2000031F0000371F0000176D3C80FD5A.svm"/>
  <manifest:file-entry manifest:media-type="" manifest:full-path="Pictures/200005B30000371F0000176D56C41330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1.244cm"/>
          <style:tab-stop style:position="5.609cm"/>
          <style:tab-stop style:position="5.662cm"/>
        </style:tab-stops>
      </style:paragraph-properties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5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ös värmeledningsekvationen:</text:p>
      <text:p text:style-name="P1"/>
      <text:p text:style-name="P1"><text:tab/><draw:frame draw:style-name="fr3" draw:name="Object1" text:anchor-type="as-char" svg:width="4.805cm" svg:height="1.1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3" draw:name="Object2" text:anchor-type="as-char" svg:width="5.313cm" svg:height="1.24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(Beskriver temperaturen i en oändlig tråd.)</text:p>
      <text:p text:style-name="P1"/>
      <text:p text:style-name="P1">Låt:</text:p>
      <text:p text:style-name="P1"><text:tab/><draw:frame draw:style-name="fr4" draw:name="Object3" text:anchor-type="as-char" svg:y="-0.598cm" svg:width="8.744cm" svg:height="1.11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text:tab/>(Med avseende på x, t är fixerad)</text:p>
      <text:p text:style-name="P1"/>
      <text:p text:style-name="P1"><text:tab/>(För varje fixerat t söks FT av u(x; t))</text:p>
      <text:p text:style-name="P1"/>
      <text:p text:style-name="P1"/>
      <text:p text:style-name="P1">Transformera begynnelsevillkor:</text:p>
      <text:p text:style-name="P1"/>
      <text:p text:style-name="P1"><text:tab/>Vi har u(x; 0) = ƒ(x).</text:p>
      <text:p text:style-name="P1"/>
      <text:p text:style-name="P1"><text:tab/><draw:frame draw:style-name="fr3" draw:name="Object4" text:anchor-type="as-char" svg:width="12.896cm" svg:height="1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graphics1" text:anchor-type="paragraph" svg:width="14.111cm" svg:height="5.997cm" draw:z-index="5"><draw:image xlink:href="Pictures/200005B30000371F0000176D56C41330.svm" xlink:type="simple" xlink:show="embed" xlink:actuate="onLoad"/></draw:frame><text:tab/><draw:frame draw:style-name="fr3" draw:name="Object5" text:anchor-type="as-char" svg:width="11.506cm" svg:height="1.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Transformera DE:</text:p>
      <text:p text:style-name="P1"/>
      <text:p text:style-name="P1"><text:tab/><draw:frame draw:style-name="fr3" draw:name="Object6" text:anchor-type="as-char" svg:width="9.887cm" svg:height="1.27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text:tab/><draw:frame draw:style-name="fr3" draw:name="Object7" text:anchor-type="as-char" svg:width="13.416cm" svg:height="1.192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4">Förklarning av (*):</text:p>
      <text:p text:style-name="P1"/>
      <text:p text:style-name="P1"><text:tab/><draw:frame draw:style-name="fr3" draw:name="Object8" text:anchor-type="as-char" svg:width="11.083cm" svg:height="1.20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text:tab/><draw:frame draw:style-name="fr3" draw:name="Object9" text:anchor-type="as-char" svg:width="13.146cm" svg:height="1.117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text:tab/><draw:frame draw:style-name="fr3" draw:name="Object10" text:anchor-type="as-char" svg:width="12.125cm" svg:height="1.349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>Ekvationen tar formen</text:p>
      <text:p text:style-name="P1"/>
      <text:p text:style-name="P1"><text:tab/><draw:frame draw:style-name="fr3" draw:name="Object11" text:anchor-type="as-char" svg:width="5.059cm" svg:height="0.898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text:tab/>För varje fixerat α är ekvationen</text:p>
      <text:p text:style-name="P1"/>
      <text:p text:style-name="P1"><text:tab/><text:tab/><draw:frame draw:style-name="fr3" draw:name="Object12" text:anchor-type="as-char" svg:width="2.321cm" svg:height="0.616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text:tab/><text:tab/>Separabel!</text:p>
      <text:p text:style-name="P1"/>
      <text:p text:style-name="P1"><text:tab/><draw:frame draw:style-name="fr3" draw:name="Object13" text:anchor-type="as-char" svg:width="3.254cm" svg:height="0.586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>Begynnelsevillkor (BV) ger:</text:p>
      <text:p text:style-name="P1"/>
      <text:p text:style-name="P1"><text:tab/><draw:frame draw:style-name="fr3" draw:name="Object18" text:anchor-type="as-char" svg:width="6.361cm" svg:height="1.048cm" draw:z-index="26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P1"><text:tab/><draw:frame draw:style-name="fr3" draw:name="Object19" text:anchor-type="as-char" svg:width="2.688cm" svg:height="1.048cm" draw:z-index="27"><draw:object xlink:href="./Object 19" xlink:type="simple" xlink:show="embed" xlink:actuate="onLoad"/><draw:image xlink:href="./ObjectReplacements/Object 19" xlink:type="simple" xlink:show="embed" xlink:actuate="onLoad"/></draw:frame></text:p>
      <text:p text:style-name="P1"/>
      <text:p text:style-name="P1"/>
      <text:p text:style-name="P1">Alltså:</text:p>
      <text:p text:style-name="P1"/>
      <text:p text:style-name="P1"><text:tab/><draw:frame draw:style-name="fr3" draw:name="Object14" text:anchor-type="as-char" svg:width="4.911cm" svg:height="1.117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<text:tab/>Tillbaka-transformation:</text:p>
      <text:p text:style-name="P1"/>
      <text:p text:style-name="P1"><text:tab/><text:tab/><draw:frame draw:style-name="fr3" draw:name="Object15" text:anchor-type="as-char" svg:width="12.956cm" svg:height="1.139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<text:tab/><text:tab/><draw:frame draw:style-name="fr3" draw:name="Object16" text:anchor-type="as-char" svg:width="5.761cm" svg:height="1.139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4">Heaviside funktionen:</text:p>
      <text:p text:style-name="P1"/>
      <text:p text:style-name="P1"><text:tab/><draw:frame draw:style-name="fr3" draw:name="Object17" text:anchor-type="as-char" svg:width="3.304cm" svg:height="1.168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><draw:frame draw:style-name="fr2" draw:name="graphics3" text:anchor-type="paragraph" svg:width="14.111cm" svg:height="5.997cm" draw:z-index="19"><draw:image xlink:href="Pictures/2000024D0000371F0000176DF578CD7E.svm" xlink:type="simple" xlink:show="embed" xlink:actuate="onLoad"/></draw:frame></text:p>
      <text:p text:style-name="P1"><text:tab/>U(t – a), a &gt; 0</text:p>
      <text:p text:style-name="P1"/>
      <text:p text:style-name="P1"><draw:frame draw:style-name="fr2" draw:name="graphics4" text:anchor-type="paragraph" svg:width="14.111cm" svg:height="5.997cm" draw:z-index="20"><draw:image xlink:href="Pictures/200002FB0000371F0000176DEF1F7B6E.svm" xlink:type="simple" xlink:show="embed" xlink:actuate="onLoad"/></draw:frame></text:p>
      <text:p text:style-name="P1"/>
      <text:p text:style-name="P1">Exempel:</text:p>
      <text:p text:style-name="P1"/>
      <text:p text:style-name="P1"><text:tab/>U(t + a) – U(t – a)</text:p>
      <text:p text:style-name="P1"/>
      <text:p text:style-name="P1"><draw:frame draw:style-name="fr1" draw:name="graphics2" text:anchor-type="paragraph" svg:width="14.111cm" svg:height="5.997cm" draw:z-index="18"><draw:image xlink:href="Pictures/200003A90000371F0000176DE2F33E08.svm" xlink:type="simple" xlink:show="embed" xlink:actuate="onLoad"/></draw:frame></text:p>
      <text:p text:style-name="P4">Exempel:<text:tab/><text:tab/>|t| med Heavisides funktion:</text:p>
      <text:p text:style-name="P1"/>
      <text:p text:style-name="P2"><text:tab/>|t| = (2 U(t) – 1)t<text:tab/>=</text:p>
      <text:p text:style-name="P2"><text:tab/><text:span text:style-name="T3">|t| </text:span>= 2t U(t) – t<text:tab/>=</text:p>
      <text:p text:style-name="P2"><text:tab/><text:span text:style-name="T3">|t| </text:span>= (U(t) – U(-t))t<text:tab/>=</text:p>
      <text:p text:style-name="P2"><text:tab/><text:span text:style-name="T3">|t| </text:span>= t U(t) – t U(-t)<text:tab/>=</text:p>
      <text:p text:style-name="P1"><text:tab/><text:span text:style-name="T3">|t| </text:span>= <text:span text:style-name="T2">t U(t) + (–t) U(-t)</text:span></text:p>
      <text:p text:style-name="P1"/>
      <text:p text:style-name="P1"/>
      <text:p text:style-name="P1"/>
      <text:p text:style-name="P1"/>
      <text:p text:style-name="P1"/>
      <text:p text:style-name="P1">Dirac pulser:</text:p>
      <text:p text:style-name="P1"/>
      <text:p text:style-name="P1"><text:tab/>Betrakta gränsvärdet</text:p>
      <text:p text:style-name="P1"/>
      <text:p text:style-name="P1"><text:tab/><draw:frame draw:style-name="fr3" draw:name="Object20" text:anchor-type="as-char" svg:width="6.803cm" svg:height="1.069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P1"/>
      <text:p text:style-name="P1"><draw:frame draw:style-name="fr1" draw:name="graphics5" text:anchor-type="paragraph" svg:width="14.111cm" svg:height="5.997cm" draw:z-index="21"><draw:image xlink:href="Pictures/2000031F0000371F0000176D3C80FD5A.svm" xlink:type="simple" xlink:show="embed" xlink:actuate="onLoad"/></draw:frame></text:p>
      <text:p text:style-name="P1"><text:tab/>I vanlig mening konvergerar det inte.</text:p>
      <text:p text:style-name="P1"/>
      <text:p text:style-name="P1"><text:tab/>Men</text:p>
      <text:p text:style-name="P1"/>
      <text:p text:style-name="P1"><text:tab/><text:tab/><draw:frame draw:style-name="fr3" draw:name="Object21" text:anchor-type="as-char" svg:width="6.191cm" svg:height="1.139cm" draw:z-index="29"><draw:object xlink:href="./Object 21" xlink:type="simple" xlink:show="embed" xlink:actuate="onLoad"/><draw:image xlink:href="./ObjectReplacements/Object 21" xlink:type="simple" xlink:show="embed" xlink:actuate="onLoad"/></draw:frame>för alla a.</text:p>
      <text:p text:style-name="P1"/>
      <text:p text:style-name="P1"><text:tab/>För en glatt funktion ƒ:</text:p>
      <text:p text:style-name="P1"/>
      <text:p text:style-name="P1"><text:tab/><text:tab/><draw:frame draw:style-name="fr3" draw:name="Object22" text:anchor-type="as-char" svg:width="10.672cm" svg:height="1.162cm" draw:z-index="30"><draw:object xlink:href="./Object 22" xlink:type="simple" xlink:show="embed" xlink:actuate="onLoad"/><draw:image xlink:href="./ObjectReplacements/Object 22" xlink:type="simple" xlink:show="embed" xlink:actuate="onLoad"/></draw:frame></text:p>
      <text:p text:style-name="P1"/>
      <text:p text:style-name="P1"><text:tab/></text:p>
      <text:p text:style-name="P1"><text:tab/>Definiera δ(t) som en sådan funtion att</text:p>
      <text:p text:style-name="P1"/>
      <text:p text:style-name="P1"><text:tab/><draw:frame draw:style-name="fr3" draw:name="Object23" text:anchor-type="as-char" svg:width="4.27cm" svg:height="1.115cm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/>
      <text:p text:style-name="P1"><text:soft-page-break/><text:tab/>För varje oändligt deriverbar ƒ(t).</text:p>
      <text:p text:style-name="P1"/>
      <text:p text:style-name="P1"><text:tab/>Vi såg att<draw:frame draw:style-name="fr3" draw:name="Object24" text:anchor-type="as-char" svg:width="9.029cm" svg:height="1.559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"/>
      <text:p text:style-name="P1"><text:tab/></text:p>
      <text:p text:style-name="P1"><draw:frame draw:style-name="fr1" draw:name="graphics6" text:anchor-type="paragraph" svg:width="14.111cm" svg:height="5.997cm" draw:z-index="22"><draw:image xlink:href="Pictures/20000A4B0000371F0000176DD61AD1E9.svm" xlink:type="simple" xlink:show="embed" xlink:actuate="onLoad"/></draw:frame></text:p>
      <text:p text:style-name="P1"/>
      <text:p text:style-name="P1"><text:tab/>Breddar ut sig med a.</text:p>
      <text:p text:style-name="P1"/>
      <text:p text:style-name="P1"><text:tab/>sinc ωa ≃ 1, <text:s/>a → ∞<text:tab/>(sinc används inte av läraren)</text:p>
      <text:p text:style-name="P1"/>
      <text:p text:style-name="P1"/>
      <text:p text:style-name="P1">Faktiskt:</text:p>
      <text:p text:style-name="P1"/>
      <text:p text:style-name="P1"><text:tab/><draw:frame draw:style-name="fr3" draw:name="Object25" text:anchor-type="as-char" svg:width="2.923cm" svg:height="0.55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"/>
      <text:p text:style-name="P3"><text:span text:style-name="T1"><text:tab/><text:tab/></text:span>∵<text:span text:style-name="T1"><text:tab/></text:span><text:span text:style-name="T1"><draw:frame draw:style-name="fr3" draw:name="Object26" text:anchor-type="as-char" svg:width="7.964cm" svg:height="1.115cm" draw:z-index="2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36H03M41S</meta:editing-duration>
    <meta:editing-cycles>90</meta:editing-cycles>
    <meta:generator>OpenOffice.org/3.1$Win32 OpenOffice.org_project/310m19$Build-9420</meta:generator>
    <dc:date>2010-10-16T16:20:56.56</dc:date>
    <dc:creator>Mattias </dc:creator>
    <meta:document-statistic meta:table-count="0" meta:image-count="6" meta:object-count="26" meta:page-count="5" meta:paragraph-count="63" meta:word-count="162" meta:character-count="9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</math:mrow>
      <math:mi math:fontstyle="normal">,</math:mi>
      <math:mrow>
        <math:mrow>
          <math:mrow>
            <math:mi/>
            <math:mo math:stretchy="false">−</math:mo>
            <math:mo math:stretchy="false">∞</math:mo>
          </math:mrow>
          <math:mo math:stretchy="false">&lt;</math:mo>
          <math:mi math:fontstyle="normal">x</math:mi>
        </math:mrow>
        <math:mo math:stretchy="false">&lt;</math:mo>
        <math:mo math:stretchy="false">∞</math:mo>
      </math:mrow>
    </math:mrow>
    <math:annotation math:encoding="StarMath 5.0">k{{partial^2 u}over{partial x^2}} = {{partial u}over{partial t}}, ~~ -infinity &lt; x &lt; infinity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∆</math:mi>
                <math:mi math:fontstyle="normal">t</math:mi>
                <math:mi math:fontstyle="normal">→</math:mi>
                <math:mn>0</math:mn>
              </math:mrow>
            </math:munder>
            <math:mfrac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u</math:mi>
                <math:mrow>
                  <math:mo math:stretchy="false">(</math:mo>
                  <math:mrow>
                    <math:msub>
                      <math:mi math:fontstyle="normal">t</math:mi>
                      <math:mn>0</math:mn>
                    </math:msub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row>
                  <math:mi>ds</math:mi>
                  <math:mo math:stretchy="false">−</math:mo>
                  <math:mstyle math:fontsize="125%">
                    <math:mrow>
                      <math:mrow>
                        <math:mo math:stretchy="false">∫</math:mo>
                        <math:mtext/>
                      </math:mrow>
                    </math:mrow>
                  </math:mstyle>
                </math:mrow>
                <math:mi math:fontstyle="normal">u</math:mi>
                <math:mrow>
                  <math:mo math:stretchy="false">(</math:mo>
                  <math:mrow>
                    <math:mrow>
                      <math:msub>
                        <math:mi math:fontstyle="normal">t</math:mi>
                        <math:mn>0</math:mn>
                      </math:msub>
                      <math:mo math:stretchy="false">+</math:mo>
                      <math:mi math:fontstyle="normal">∆</math:mi>
                    </math:mrow>
                    <math:mi math:fontstyle="normal">t</math:mi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i>ds</math:mi>
              </math:mrow>
              <math:mrow>
                <math:mi math:fontstyle="normal">∆</math:mi>
                <math:mi math:fontstyle="normal">t</math:mi>
              </math:mrow>
            </math:mfrac>
          </math:mrow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i>ds</math:mi>
    </math:mrow>
    <math:annotation math:encoding="StarMath 5.0">"" = lim from {∆t → 0} {{{size *1.25 int ""} u(t_0;`s) `ds - {size *1.25 int ""} u(t_0 + ∆t;`s) `ds} over {∆t}} = {partial over {partial t}} {size *1.25 int ""} left ( u(t;`s) right )_{t = t_0}ds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kα</math:mi>
          <math:mn>2</math:mn>
        </math:msup>
      </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-kα^2 U(α;`t) = {partial over {partial t}} U(α;`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U</math:mi>
          <math:mi math:fontstyle="normal">t</math:mi>
          <math:mstyle math:fontsize="4.2pt">
            <math:mrow>
              <math:mtext>|</math:mtext>
            </math:mrow>
          </math:mstyle>
        </math:msubsup>
        <math:mo math:stretchy="false">=</math:mo>
        <math:mrow>
          <math:mo math:stretchy="false">−</math:mo>
          <math:msup>
            <math:mi>kα</math:mi>
            <math:mn>2</math:mn>
          </math:msup>
        </math:mrow>
      </math:mrow>
      <math:mi math:fontstyle="normal">U</math:mi>
    </math:mrow>
    <math:annotation math:encoding="StarMath 5.0">U sup {size -3 "|"} sub t = -kα^2 U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p>
          <math:mi>C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</math:mrow>
    <math:annotation math:encoding="StarMath 5.0">U(α;`t) = Ce^{-kα^2 t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row>
            <math:msub>
              <math:mn>2u</math:mn>
              <math:mn>0</math:mn>
            </math:msub>
            <math:mi/>
            <math:mi>sin</math:mi>
            <math:mi/>
            <math:mi math:fontstyle="normal">α</math:mi>
          </math:mrow>
          <math:mi math:fontstyle="normal">α</math:mi>
        </math:mfrac>
      </math:mrow>
      <math:msup>
        <math:mi math:fontstyle="normal">e</math:mi>
        <math:mrow>
          <math:mrow>
            <math:mo math:stretchy="false">−</math:mo>
            <math:msup>
              <math:mi>kx</math:mi>
              <math:mn>2</math:mn>
            </math:msup>
          </math:mrow>
          <math:mi math:fontstyle="normal">t</math:mi>
        </math:mrow>
      </math:msup>
    </math:mrow>
    <math:annotation math:encoding="StarMath 5.0">U(α;`t) = {{2u_0 `sin `α} over α} e^{-kx^2 t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sub>
        <math:mn>2u</math:mn>
        <math:mn>0</math:mn>
      </math:msub>
      <math:mi/>
      <math:mfrac>
        <math:mrow>
          <math:mi>sin</math:mi>
          <math:mi/>
          <math:mi math:fontstyle="normal">α</math:mi>
        </math:mrow>
        <math:mi math:fontstyle="normal">α</math:mi>
      </math:mfrac>
      <math:mi/>
      <math:msup>
        <math:mi math:fontstyle="normal">e</math:mi>
        <math:mrow>
          <math:mrow>
            <math:mo math:stretchy="false">−</math:mo>
            <math:msup>
              <math:mi>kα</math:mi>
              <math:mn>2</math:mn>
            </math:msup>
          </math:mrow>
          <math:mi math:fontstyle="normal">t</math:mi>
        </math:mrow>
      </math:msup>
      <math:msup>
        <math:mi math:fontstyle="normal">e</math:mi>
        <math:mrow>
          <math:mo math:stretchy="false">−</math:mo>
          <math:mi>iαx</math:mi>
        </math:mrow>
      </math:msup>
      <math:mi/>
      <math:mrow>
        <math:mrow>
          <math:mi>dα</math:mi>
          <math:mo math:stretchy="false">=</math:mo>
          <math:mtext>{Se boken sida 506}</math:mtext>
        </math:mrow>
        <math:mo math:stretchy="false">=</math:mo>
        <math:mtext/>
      </math:mrow>
    </math:mrow>
    <math:annotation math:encoding="StarMath 5.0">u(x;`t) = {1 over 2π} {size *1.25 int from -infinity to infinity ""} 2u_0 `{{sin `α} over α}`e^{-kα^2 t}e^{-iαx}`dα = "{Se boken sida 506}" = ""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u</math:mi>
            <math:mn>0</math:mn>
          </math:msub>
          <math:mi math:fontstyle="normal">π</math:mi>
        </math:mfrac>
        <math:mo math:stretchy="false">⋅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i>sin</math:mi>
            <math:mi/>
            <math:mi math:fontstyle="normal">α</math:mi>
            <math:mi/>
            <math:mi>cos</math:mi>
            <math:mi/>
            <math:mi math:fontstyle="normal">α</math:mi>
          </math:mrow>
          <math:mi math:fontstyle="normal">α</math:mi>
        </math:mfrac>
        <math:mo math:stretchy="false">⋅</math:mo>
        <math:msup>
          <math:mi math:fontstyle="normal">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  <math:mi/>
      <math:mi>dα</math:mi>
    </math:mrow>
    <math:annotation math:encoding="StarMath 5.0">{u_0 over π} cdot {size *1.25 int from -infinity to infinity ""} {{sin `α ~ cos `α} over α} cdot e^{-kα^2 t}`dα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i math:fontstyle="normal">t</math:mi>
          <math:mo math:stretchy="false">)</math:mo>
        </math:mrow>
        <math:mover>
          <math:mo math:stretchy="false">=</math:mo>
          <math:mtext>def</math:mtext>
        </math:mover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i/>
                  <math:mrow>
                    <math:mi math:fontstyle="normal">t</math:mi>
                    <math:mo math:stretchy="false">&lt;</math:mo>
                    <math:mn>0</math:mn>
                  </math:mrow>
                </math:mrow>
              </math:mtd>
            </math:mtr>
            <math:mtr>
              <math:mtd>
                <math:mn>1</math:mn>
              </math:mtd>
              <math:mtd>
                <math:mrow>
                  <math:mi/>
                  <math:mrow>
                    <math:mi math:fontstyle="normal">t</math:mi>
                    <math:mo math:stretchy="false">≥</math:mo>
                    <math:mn>0</math:mn>
                  </math:mrow>
                </math:mrow>
              </math:mtd>
            </math:mtr>
          </math:mtable>
        </math:mrow>
      </math:mrow>
    </math:mrow>
    <math:annotation math:encoding="StarMath 5.0">U(t) = csup "def" left lbrace matrix {0 # ``t &lt; 0 ## 1 # ``t &gt;= 0} right none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n>2u</math:mn>
        <math:mn>0</math:mn>
      </math:msub>
      <math:mrow>
        <math:mfrac>
          <math:mrow>
            <math:mi>sin</math:mi>
            <math:mi/>
            <math:mi math:fontstyle="normal">α</math:mi>
          </math:mrow>
          <math:mi math:fontstyle="normal">α</math:mi>
        </math:mfrac>
        <math:mover>
          <math:mo math:stretchy="false">=</math:mo>
          <math:mi>BV</math:mi>
        </math:mover>
        <math:mi math:fontstyle="normal">U</math:mi>
      </math:mrow>
      <math:mrow>
        <math:mrow>
          <math:mrow>
            <math:mo math:stretchy="false">(</math:mo>
            <math:mrow>
              <math:mi math:fontstyle="normal">α</math:mi>
              <math:mi math:fontstyle="normal">;</math:mi>
              <math:mi/>
              <math:mn>0</math:mn>
            </math:mrow>
            <math:mo math:stretchy="false">)</math:mo>
          </math:mrow>
          <math:mo math:stretchy="false">=</math:mo>
          <math:msup>
            <math:mi>Ce</math:mi>
            <math:mrow>
              <math:mrow>
                <math:mo math:stretchy="false">−</math:mo>
                <math:msup>
                  <math:mi>kα</math:mi>
                  <math:mn>2</math:mn>
                </math:msup>
              </math:mrow>
              <math:mo math:stretchy="false">⋅</math:mo>
              <math:mn>0</math:mn>
            </math:mrow>
          </math:msup>
        </math:mrow>
        <math:mo math:stretchy="false">=</math:mo>
        <math:mi math:fontstyle="normal">C</math:mi>
      </math:mrow>
    </math:mrow>
    <math:annotation math:encoding="StarMath 5.0">2u_0 {{sin `α} over α} = csup BV U(α;`0) = Ce^{-kα^2 cdot 0} = C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sub>
          <math:mn>2u</math:mn>
          <math:mn>0</math:mn>
        </math:msub>
      </math:mrow>
      <math:mfrac>
        <math:mrow>
          <math:mi>sin</math:mi>
          <math:mi/>
          <math:mi math:fontstyle="normal">α</math:mi>
        </math:mrow>
        <math:mi math:fontstyle="normal">α</math:mi>
      </math:mfrac>
    </math:mrow>
    <math:annotation math:encoding="StarMath 5.0">C = 2u_0 {{sin `α} over α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sub>
                  <math:mi math:fontstyle="normal">u</math:mi>
                  <math:mn>0</math:mn>
                </math:msub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lt;</math:mo>
                    <math:mn>1</math:mn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g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u(x; `0) = ƒ(x) = left lbrace matrix{u_0 # ``abs x &lt; 1 ## 0 # ``abs x &gt; 1} right none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a</math:mi>
            <math:mi math:fontstyle="normal">→</math:mi>
            <math:msup>
              <math:mn>0</math:mn>
              <math:mtext>+</math:mtext>
            </math:msup>
          </math:mrow>
        </math:munder>
        <math:mi/>
      </math:mrow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 math:fontstyle="normal">≔</math:mi>
      <math:mi/>
      <math:mi math:fontstyle="normal">δ</math:mi>
      <math:mrow>
        <math:mo math:stretchy="false">(</math:mo>
        <math:mi math:fontstyle="normal">t</math:mi>
        <math:mo math:stretchy="false">)</math:mo>
      </math:mrow>
    </math:mrow>
    <math:annotation math:encoding="StarMath 5.0">lim from {a → 0^"+"} ~ {1 over 2a} left (U(t + a) - U(t - a) right ) `≔` δ(t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row>
        <math:mi>dt</math:mi>
        <math:mo math:stretchy="false">=</math:mo>
        <math:mn>1</math:mn>
      </math:mrow>
    </math:mrow>
    <math:annotation math:encoding="StarMath 5.0">{size *1.25 int from -infinity to infinity ""} {1 over 2a} left ( U(t + a) - U(t - a) right ) `dt = 1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frac>
          <math:mn>1</math:mn>
          <math:mn>2a</math:mn>
        </math:mfrac>
      </math:mrow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>dt</math:mi>
      <math:munder>
        <math:mi math:fontstyle="normal">≃</math:mi>
        <math:mrow>
          <math:mi math:fontstyle="normal">a</math:mi>
          <math:mi math:fontstyle="normal">→</math:mi>
          <math:msup>
            <math:mn>0</math:mn>
            <math:mtext>+</math:mtext>
          </math:msup>
        </math:mrow>
      </math:munder>
      <math:mi math:fontstyle="normal">ƒ</math:mi>
      <math:mrow>
        <math:mrow>
          <math:mrow>
            <math:mrow>
              <math:mo math:stretchy="false">(</math:mo>
              <math:mn>0</math:mn>
              <math:mo math:stretchy="false">)</math:mo>
            </math:mrow>
            <math:mo math:stretchy="false">⋅</math:mo>
            <math:mfrac>
              <math:mn>1</math:mn>
              <math:mn>2a</math:mn>
            </math:mfrac>
          </math:mrow>
          <math:mo math:stretchy="false">⋅</math:mo>
          <math:mn>2a</math:mn>
        </math:mrow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-infinity to infinity ""} ƒ(t) cdot {1 over 2a} left ( U(t + a) - U(t - a) right ) `dt ≃ csub {a → 0^"+"} ƒ(0) cdot {1 over 2a} cdot 2a = ƒ(0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/>
      <math:mi math:fontstyle="normal">δ</math:mi>
      <math:mrow>
        <math:mo math:stretchy="false">(</math:mo>
        <math:mi math:fontstyle="normal">t</math:mi>
        <math:mo math:stretchy="false">)</math:mo>
      </math:mrow>
      <math:mi/>
      <math:mrow>
        <math:mi>dt</math:mi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-infinity to infinity ""} ƒ(t) ` δ(t) `dt = ƒ(0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row>
          <math:mfenced math:open="" math:close="">
            <math:mrow>
              <math:mfrac>
                <math:mn>1</math:mn>
                <math:mn>2a</math:mn>
              </math:mfrac>
              <math:mfenced math:open="" math:close="">
                <math:mrow>
                  <math:mi math:fontstyle="normal">U</math:mi>
                  <math:mrow>
                    <math:mrow>
                      <math:mo math:stretchy="false">(</math:mo>
                      <math:mrow>
                        <math:mi math:fontstyle="normal">t</math:mi>
                        <math:mo math:stretchy="false">+</math:mo>
                        <math:mi math:fontstyle="normal">a</math:mi>
                      </math:mrow>
                      <math:mo math:stretchy="false">)</math:mo>
                    </math:mrow>
                    <math:mo math:stretchy="false">−</math:mo>
                    <math:mi math:fontstyle="normal">U</math:mi>
                  </math:mrow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i math:fontstyle="normal">a</math:mi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rac>
            <math:mrow>
              <math:mn>2</math:mn>
              <math:mi/>
              <math:mi>sin</math:mi>
              <math:mi/>
              <math:mi>ωa</math:mi>
            </math:mrow>
            <math:mrow>
              <math:mn>2</math:mn>
              <math:mi/>
              <math:mi>aω</math:mi>
            </math:mrow>
          </math:mfrac>
        </math:mrow>
        <math:mo math:stretchy="false">=</math:mo>
        <math:munder>
          <math:munder math:accent="true">
            <math:mfrac>
              <math:mrow>
                <math:mi>sin</math:mi>
                <math:mi/>
                <math:mi>ωa</math:mi>
              </math:mrow>
              <math:mi>ωa</math:mi>
            </math:mfrac>
            <math:mo math:stretchy="false"></math:mo>
          </math:munder>
          <math:mrow>
            <math:mi>sinc</math:mi>
            <math:mi/>
            <math:mi>ωa</math:mi>
          </math:mrow>
        </math:munder>
      </math:mrow>
    </math:mrow>
    <math:annotation math:encoding="StarMath 5.0">ℱ left ( {1 over 2a} left ( U(t + a) - U(t - a) right ) right ) = {{2 `sin `ωa} over {2 `aω}} = {{{{sin `ωa} over {ωa}}} underbrace {sinc `ωa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δ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n>1</math:mn>
      </math:mrow>
    </math:mrow>
    <math:annotation math:encoding="StarMath 5.0">ℱ left ( δ(t) right )(ω)= 1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δ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δ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sup>
          <math:mi math:fontstyle="normal">e</math:mi>
          <math:mi>iωt</math:mi>
        </math:msup>
      </math:mrow>
      <math:mi/>
      <math:mrow>
        <math:mrow>
          <math:mrow>
            <math:mi>dt</math:mi>
            <math:mo math:stretchy="false">=</math:mo>
            <math:msup>
              <math:mi math:fontstyle="normal">e</math:mi>
              <math:mrow>
                <math:mi>iω</math:mi>
                <math:mo math:stretchy="false">⋅</math:mo>
                <math:mn>0</math:mn>
              </math:mrow>
            </math:msup>
          </math:mrow>
          <math:mo math:stretchy="false">=</math:mo>
          <math:msup>
            <math:mi math:fontstyle="normal">e</math:mi>
            <math:mn>0</math:mn>
          </math:msup>
        </math:mrow>
        <math:mo math:stretchy="false">=</math:mo>
        <math:mn>1</math:mn>
      </math:mrow>
    </math:mrow>
    <math:annotation math:encoding="StarMath 5.0">ℱ left ( δ(t) right )(ω) = {size *1.25 int from -infinity to infinity ""} δ(t) cdot e^{iωt}`dt = e^{iω cdot 0} = e^0 = 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n>0</math:mn>
              </math:mrow>
              <math:mo math:stretchy="false">)</math:mo>
            </math:mrow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ƒ</math:mi>
          <math:mrow>
            <math:mo math:stretchy="false">(</math:mo>
            <math:mi math:fontstyle="normal">x</math:mi>
            <math:mo math:stretchy="false">)</math:mo>
          </math:mrow>
        </math:mrow>
      </math:mfenced>
      <math:mrow>
        <math:mrow>
          <math:mo math:stretchy="false">(</math:mo>
          <math:mi math:fontstyle="normal">α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i>iαx</math:mi>
      </math:msup>
      <math:mi/>
      <math:mrow>
        <math:mi>dx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n>1</math:mn>
                </math:mrow>
                <math:mn>1</math:mn>
              </math:munderover>
              <math:mtext/>
            </math:mrow>
          </math:mrow>
        </math:mstyle>
      </math:mrow>
      <math:mrow>
        <math:msub>
          <math:mi math:fontstyle="normal">u</math:mi>
          <math:mn>0</math:mn>
        </math:msub>
        <math:mo math:stretchy="false">⋅</math:mo>
        <math:msup>
          <math:mi math:fontstyle="normal">e</math:mi>
          <math:mi>iαx</math:mi>
        </math:msup>
      </math:mrow>
      <math:mi/>
      <math:mrow>
        <math:mi>dx</math:mi>
        <math:mo math:stretchy="false">=</math:mo>
        <math:mtext/>
      </math:mrow>
    </math:mrow>
    <math:annotation math:encoding="StarMath 5.0">ℱ left ( u(x; `0) right ) = U(α; `0) = ℱ left ( ƒ(x) right )(α) = {size *1.25 int from -infinity to infinity ""} ƒ(x)e^{iαx}`dx = {size *1.25 int from -1 to 1 ""} u_0 cdot e^{iαx} `dx = ""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b>
          <math:mi math:fontstyle="normal">u</math:mi>
          <math:mn>0</math:mn>
        </math:msub>
      </math:mrow>
      <math:mrow>
        <math:msubsup>
          <math:mfenced math:open="[" math:close="]">
            <math:mfrac>
              <math:msup>
                <math:mi math:fontstyle="normal">e</math:mi>
                <math:mi>iαx</math:mi>
              </math:msup>
              <math:mi>iα</math:mi>
            </math:mfrac>
          </math:mfenced>
          <math:mrow>
            <math:mi math:fontstyle="normal">x</math:mi>
            <math:mo math:stretchy="false">=</math:mo>
            <math:mrow>
              <math:mo math:stretchy="false">−</math:mo>
              <math:mn>1</math:mn>
            </math:mrow>
          </math:mrow>
          <math:mn>1</math:mn>
        </math:msubsup>
        <math:mo math:stretchy="false">=</math:mo>
        <math:msub>
          <math:mi math:fontstyle="normal">u</math:mi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i>iα</math:mi>
          </math:mfrac>
        </math:mfenced>
        <math:mo math:stretchy="false">=</math:mo>
        <math:msub>
          <math:mn>2u</math:mn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n>2iα</math:mn>
          </math:mfrac>
        </math:mfenced>
        <math:mo math:stretchy="false">=</math:mo>
        <math:mrow>
          <math:msub>
            <math:mn>2u</math:mn>
            <math:mn>0</math:mn>
          </math:msub>
          <math:mo math:stretchy="false">⋅</math:mo>
          <math:mfrac>
            <math:mrow>
              <math:mi>sin</math:mi>
              <math:mi math:fontstyle="normal">α</math:mi>
            </math:mrow>
            <math:mi math:fontstyle="normal">α</math:mi>
          </math:mfrac>
        </math:mrow>
      </math:mrow>
    </math:mrow>
    <math:annotation math:encoding="StarMath 5.0">"" = u_0 left [ {{e^{iαx}}over{iα}} right ] sup 1 sub {x = -1} = u_0 left ( {{e^{iαx} - e^{-iαx}} over {iα}} right ) = 2u_0 left ( {{e^{iαx} - e^{-iαx}} over {2iα}} right ) =
2u_0 cdot {{sin α} over α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kℱ</math:mi>
      <math:mrow>
        <math:mfenced math:open="" math:close="">
          <math:mfrac>
            <math:mrow>
              <math:msup>
                <math:mo math:stretchy="false">∂</math:mo>
                <math:mn>2</math:mn>
              </math:msup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</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frac>
        </math:mfenced>
        <math:mo math:stretchy="false">=</math:mo>
        <math:mi math:fontstyle="normal">k</math:mi>
      </math:mrow>
      <math:mrow>
        <math:msup>
          <math:mrow>
            <math:mo math:stretchy="false">(</math:mo>
            <math:mi>iα</math:mi>
            <math:mo math:stretchy="false">)</math:mo>
          </math:mrow>
          <math:mn>2</math:mn>
        </math:msup>
        <math:mo math:stretchy="false">⋅</math:mo>
        <math:mi math:fontstyle="normal">ℱ</math:mi>
      </math:mrow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i math:fontstyle="normal">k</math:mi>
      </math:mrow>
      <math:mrow>
        <math:mo math:stretchy="false">(</math:mo>
        <math:mrow>
          <math:mo math:stretchy="false">−</math:mo>
          <math:msup>
            <math:mi math:fontstyle="normal">α</math:mi>
            <math:mn>2</math:mn>
          </math:msup>
        </math:mrow>
        <math:mo math:stretchy="false">)</math:mo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kℱ left ( {{partial^2 u(x; `t)} over {partial x^2}} right ) = k(iα)^2 cdot ℱ left ( u(x; `t) right ) = k(-α^2)U(α; `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o math:stretchy="false">∂</math:mo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  <math:mrow>
            <math:mo math:stretchy="false">∂</math:mo>
            <math:mi math:fontstyle="normal">t</math:mi>
          </math:mrow>
        </math:mfrac>
        <math:mo math:stretchy="false">⋅</math:mo>
        <math:msup>
          <math:mi math:fontstyle="normal">e</math:mi>
          <math:mi>ixt</math:mi>
        </math:msup>
      </math:mrow>
      <math:mi/>
      <math:mrow>
        <math:mi>dx</math:mi>
        <math:mover>
          <math:mo math:stretchy="false">=</math:mo>
          <math:mtext>(*)</math:mtext>
        </math:mover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xt</math:mi>
      </math:msup>
      <math:mi/>
      <math:mrow>
        <math:mi>dx</math:mi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ℱ left ( {{partial u} over {partial t}}(x; `t) right ) = {size *1.25 int from -infinity to infinity ""} {{partial u(x; `t)} over {partial t}} cdot e^{ixt}`dx = csup "(*)" {partial over {partial t}} {size *1.25 int from -infinity to infinity ""} u(x; `t) e^{ixt}`dx = {partial over {partial t}} U(α; `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frac>
              <math:mo math:stretchy="false">∂</math:mo>
              <math:mrow>
                <math:mo math:stretchy="false">∂</math:mo>
                <math:mi math:fontstyle="normal">t</math:mi>
              </math:mrow>
            </math:mfrac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row>
        <math:mi>ds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under>
          <math:mi>lim</math:mi>
          <math:mrow>
            <math:mi math:fontstyle="normal">∆</math:mi>
            <math:mi math:fontstyle="normal">t</math:mi>
            <math:mi math:fontstyle="normal">→</math:mi>
            <math:mn>0</math:mn>
          </math:mrow>
        </math:munder>
        <math:mfrac>
          <math:mrow>
            <math:mi math:fontstyle="normal">u</math:mi>
            <math:mrow>
              <math:mrow>
                <math:mo math:stretchy="false">(</math:mo>
                <math:mrow>
                  <math:msub>
                    <math:mi math:fontstyle="normal">t</math:mi>
                    <math:mn>0</math:mn>
                  </math:msub>
                  <math:mi math:fontstyle="normal">;</math:mi>
                  <math:mi/>
                  <math:mi math:fontstyle="normal">s</math:mi>
                </math:mrow>
                <math:mo math:stretchy="false">)</math:mo>
              </math:mrow>
              <math:mo math:stretchy="false">−</math:mo>
              <math:mi math:fontstyle="normal">u</math:mi>
            </math:mrow>
            <math:mrow>
              <math:mo math:stretchy="false">(</math:mo>
              <math:mrow>
                <math:mrow>
                  <math:msub>
                    <math:mi math:fontstyle="normal">t</math:mi>
                    <math:mn>0</math:mn>
                  </math:msub>
                  <math:mo math:stretchy="false">+</math:mo>
                  <math:mi math:fontstyle="normal">∆</math:mi>
                </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  <math:mrow>
            <math:mi math:fontstyle="normal">∆</math:mi>
            <math:mi math:fontstyle="normal">t</math:mi>
          </math:mrow>
        </math:mfrac>
      </math:mrow>
      <math:mi/>
      <math:mrow>
        <math:mi>ds</math:mi>
        <math:mo math:stretchy="false">=</math:mo>
        <math:mtext/>
      </math:mrow>
    </math:mrow>
    <math:annotation math:encoding="StarMath 5.0">{size *1.25 int ""} left ( {partial over {partial t}} u(t; `s) right )_{t = t_0} ds = {size *1.25 int ""} lim from {∆t → 0} {{u(t_0;`s) - u(t_0 + ∆t;`s)} over {∆t}} `ds = ""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text>{∫ är absolut konvergent}</math:mtext>
        </math:mrow>
        <math:mo math:stretchy="false">=</math:mo>
        <math:mrow>
          <math:munder>
            <math:mi>lim</math:mi>
            <math:mrow>
              <math:mi math:fontstyle="normal">∆</math:mi>
              <math:mi math:fontstyle="normal">t</math:mi>
              <math:mi math:fontstyle="normal">→</math:mi>
              <math:mn>0</math:mn>
            </math:mrow>
          </math:munder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frac>
        <math:mrow>
          <math:mi math:fontstyle="normal">u</math:mi>
          <math:mrow>
            <math:mrow>
              <math:mo math:stretchy="false">(</math:mo>
              <math:mrow>
                <math:msub>
                  <math:mi math:fontstyle="normal">t</math:mi>
                  <math:mn>0</math:mn>
                </math:msub>
                <math:mi math:fontstyle="normal">;</math:mi>
                <math:mi/>
                <math:mi math:fontstyle="normal">s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row>
                <math:msub>
                  <math:mi math:fontstyle="normal">t</math:mi>
                  <math:mn>0</math:mn>
                </math:msub>
                <math:mo math:stretchy="false">+</math:mo>
                <math:mi math:fontstyle="normal">∆</math:mi>
              </math:mrow>
              <math:mi math:fontstyle="normal">t</math:mi>
              <math:mi math:fontstyle="normal">;</math:mi>
              <math:mi/>
              <math:mi math:fontstyle="normal">s</math:mi>
            </math:mrow>
            <math:mo math:stretchy="false">)</math:mo>
          </math:mrow>
        </math:mrow>
        <math:mrow>
          <math:mi math:fontstyle="normal">∆</math:mi>
          <math:mi math:fontstyle="normal">t</math:mi>
        </math:mrow>
      </math:mfrac>
      <math:mi/>
      <math:mrow>
        <math:mi>ds</math:mi>
        <math:mo math:stretchy="false">=</math:mo>
        <math:mtext/>
      </math:mrow>
    </math:mrow>
    <math:annotation math:encoding="StarMath 5.0">"" = "{∫ är absolut konvergent}" = lim from {∆t → 0} {size *1.25 int ""} {{u(t_0;`s) - u(t_0 + ∆t;`s)} over {∆t}}`ds = ""</math:annotation>
  </math:semantics>
</math:math>
</file>